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411" officeooo:paragraph-rsid="000ea4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dpress: (6wL0d#ZYT&amp;%FGfa9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20:37:47.194745442</meta:creation-date>
    <dc:date>2022-08-01T20:38:22.291084331</dc:date>
    <meta:editing-duration>PT37S</meta:editing-duration>
    <meta:editing-cycles>1</meta:editing-cycles>
    <meta:document-statistic meta:table-count="0" meta:image-count="0" meta:object-count="0" meta:page-count="1" meta:paragraph-count="1" meta:word-count="2" meta:character-count="29" meta:non-whitespace-character-count="28"/>
    <meta:generator>LibreOffice/6.4.7.2$Linux_X86_64 LibreOffice_project/40$Build-2</meta:generator>
  </office:meta>
</office:document-meta>
</file>